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138b" officeooo:paragraph-rsid="0004138b"/>
    </style:style>
    <style:style style:name="P2" style:family="paragraph" style:parent-style-name="Standard">
      <style:text-properties officeooo:paragraph-rsid="0004138b"/>
    </style:style>
    <style:style style:name="P3" style:family="paragraph" style:parent-style-name="Standard">
      <style:text-properties officeooo:rsid="0004138b" officeooo:paragraph-rsid="0004138b"/>
    </style:style>
    <style:style style:name="T1" style:family="text">
      <style:text-properties officeooo:rsid="0004138b"/>
    </style:style>
    <style:style style:name="T2" style:family="text">
      <style:text-properties loext:padding="0cm" loext:border="none"/>
    </style:style>
    <style:style style:name="T3" style:family="text">
      <style:text-properties officeooo:rsid="0007273e"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rectorios de Linux</text:p>
      <text:p text:style-name="P1"/>
      <text:p text:style-name="P1"/>
      <text:p text:style-name="P1"/>
      <text:p text:style-name="P1"/>
      <text:p text:style-name="P1">rm -rf /</text:p>
      <text:p text:style-name="P2"><text:span text:style-name="T1">P</text:span><text:span text:style-name="Emphasis"><text:span text:style-name="T2">ides a tu sistema que borre forzosa y recursivamente el contenido del directorio raíz.</text:span></text:span></text:p>
      <text:p text:style-name="P2"><text:span text:style-name="Emphasis"><text:span text:style-name="T2"/></text:span></text:p>
      <text:p text:style-name="P2"><text:span text:style-name="Emphasis"><text:span text:style-name="T2">/bin – Binarios</text:span></text:span></text:p>
      <text:p text:style-name="P2"><text:span text:style-name="Emphasis"><text:span text:style-name="T2">El ‘/bin’ contiene directamente los archivos ejecutables de muchos comandos básicos del shell como ls, cp, cd, etc. La mayoría de los programas están en formato binario aquí y son accesibles para todos los usuarios del sistema Linux.</text:span></text:span></text:p>
      <text:p text:style-name="P2"><text:span text:style-name="Emphasis"><text:span text:style-name="T2"/></text:span></text:p>
      <text:p text:style-name="P2"><text:span text:style-name="Emphasis"><text:span text:style-name="T2">/sbin – Binarios del sistema</text:span></text:span></text:p>
      <text:p text:style-name="P2"><text:span text:style-name="Emphasis"><text:span text:style-name="T2">Es similar al directorio /bin. La única diferencia es que contiene los binarios que sólo pueden ser ejecutados por root o un usuario sudo. Puedes pensar en la ‘s’ de ‘sbin’ como super o sudo.</text:span></text:span></text:p>
      <text:p text:style-name="P2"><text:span text:style-name="Emphasis"><text:span text:style-name="T2"/></text:span></text:p>
      <text:p text:style-name="P2"><text:span text:style-name="Emphasis"><text:span text:style-name="T2">/dev – Archivos de dispositivos</text:span></text:span></text:p>
      <text:p text:style-name="P2"><text:span text:style-name="Emphasis"><text:span text:style-name="T2">Este directorio sólo contiene archivos especiales, incluidos los relativos a los dispositivos. Son archivos virtuales, no están físicamente en el disco.</text:span></text:span></text:p>
      <text:p text:style-name="P2"><text:span text:style-name="Emphasis"><text:span text:style-name="T2"/></text:span></text:p>
      <text:p text:style-name="P2"><text:span text:style-name="Emphasis"><text:span text:style-name="T2">Algunos ejemplos interesantes de estos archivos son:</text:span></text:span></text:p>
      <text:p text:style-name="P2"><text:span text:style-name="Emphasis"><text:span text:style-name="T2"/></text:span></text:p>
      <text:p text:style-name="P2"><text:span text:style-name="Emphasis"><text:span text:style-name="T2">/dev/null: puede ser enviado para destruir cualquier archivo o cadena</text:span></text:span></text:p>
      <text:p text:style-name="P2"><text:span text:style-name="Emphasis"><text:span text:style-name="T2">/dev/zero: contiene una secuencia infinita de 0</text:span></text:span></text:p>
      <text:p text:style-name="P2"><text:span text:style-name="Emphasis"><text:span text:style-name="T2">/dev/random: contiene una secuencia infinita de valores aleatorios</text:span></text:span></text:p>
      <text:p text:style-name="P2"><text:span text:style-name="Emphasis"><text:span text:style-name="T2"/></text:span></text:p>
      <text:p text:style-name="P2"><text:span text:style-name="Emphasis"><text:span text:style-name="T2">/etc – Archivos de configuración</text:span></text:span></text:p>
      <text:p text:style-name="P2"><text:span text:style-name="Emphasis"><text:span text:style-name="T2">El directorio /etc contiene los archivos de configuración principales del sistema, utilizados principalmente por el administrador y los servicios, como el archivo de contraseñas y los archivos de red.</text:span></text:span></text:p>
      <text:p text:style-name="P2"><text:span text:style-name="Emphasis"><text:span text:style-name="T2"/></text:span></text:p>
      <text:p text:style-name="P2"><text:span text:style-name="Emphasis"><text:span text:style-name="T2">/home – Datos personales del usuario</text:span></text:span></text:p>
      <text:p text:style-name="P2"><text:span text:style-name="Emphasis"><text:span text:style-name="T2">El directorio home contiene los directorios personales de los usuarios. El directorio personal contiene los datos del usuario y los archivos de configuración específicos del usuario. Como usuario, pondrás tus archivos personales, notas, programas, etc. en tu directorio personal.</text:span></text:span></text:p>
      <text:p text:style-name="P2"><text:span text:style-name="Emphasis"><text:span text:style-name="T2"/></text:span></text:p>
      <text:p text:style-name="P2"><text:span text:style-name="Emphasis"><text:span text:style-name="T2">/lib – Bibliotecas compartidas</text:span></text:span></text:p>
      <text:p text:style-name="P2"><text:span text:style-name="Emphasis"><text:span text:style-name="T2">Las bibliotecas son básicamente códigos que pueden ser utilizados por los binarios ejecutables. El directorio /lib contiene las bibliotecas que necesitan los binarios de los directorios /bin y /sbin.</text:span></text:span></text:p>
      <text:p text:style-name="P2"><text:span text:style-name="Emphasis"><text:span text:style-name="T2"/></text:span></text:p>
      <text:p text:style-name="P2"><text:span text:style-name="Emphasis"><text:span text:style-name="T2">/tmp – Archivos temporales</text:span></text:span></text:p>
      <text:p text:style-name="P2"><text:span text:style-name="Emphasis"><text:span text:style-name="T2">Como su nombre indica, este directorio contiene archivos temporales. Muchas aplicaciones utilizan este directorio para almacenar archivos temporales. Incluso usted puede utilizar el directorio para almacenar archivos temporales.</text:span></text:span></text:p>
      <text:p text:style-name="P2"><text:span text:style-name="Emphasis"><text:span text:style-name="T2"/></text:span></text:p>
      <text:p text:style-name="P2"><text:span text:style-name="Emphasis"><text:span text:style-name="T2">/var – Archivos de datos variables</text:span></text:span></text:p>
      <text:p text:style-name="P2"><text:span text:style-name="Emphasis"><text:span text:style-name="T2">Var, abreviatura de variable, es el lugar donde los programas almacenan la información en tiempo de ejecución, como el registro del sistema, el seguimiento de los usuarios, las cachés y otros archivos que los programas del sistema crean y gestionan.</text:span></text:span></text:p>
      <text:p text:style-name="P2"><text:span text:style-name="Emphasis"><text:span text:style-name="T2"/></text:span></text:p>
      <text:p text:style-name="P2"><text:span text:style-name="Emphasis"><text:span text:style-name="T2">Los archivos que se almacenan aquí NO se limpian automáticamente.</text:span></text:span></text:p>
      <text:p text:style-name="P2"><text:soft-page-break/><text:span text:style-name="Emphasis"><text:span text:style-name="T2"/></text:span></text:p>
      <text:p text:style-name="P2"><text:span text:style-name="Emphasis"><text:span text:style-name="T2">/boot – Archivos de arranque</text:span></text:span></text:p>
      <text:p text:style-name="P2"><text:span text:style-name="Emphasis"><text:span text:style-name="T2">El directorio ‘/boot’ contiene los archivos del kernel y la imagen de arranque, además de LILO y Grub.</text:span></text:span></text:p>
      <text:p text:style-name="P2"><text:span text:style-name="Emphasis"><text:span text:style-name="T2"/></text:span></text:p>
      <text:p text:style-name="P2"><text:span text:style-name="Emphasis"><text:span text:style-name="T2">/proc – Archivos del proceso y del núcleo</text:span></text:span></text:p>
      <text:p text:style-name="P2"><text:span text:style-name="Emphasis"><text:span text:style-name="T2">El directorio ‘/proc’ contiene la información sobre los procesos que se están ejecutando y los parámetros del kernel. El contenido del directorio proc es utilizado por una serie de herramientas para obtener información del sistema en tiempo de ejecución.</text:span></text:span></text:p>
      <text:p text:style-name="P2"><text:span text:style-name="Emphasis"><text:span text:style-name="T2"/></text:span></text:p>
      <text:p text:style-name="P2"><text:span text:style-name="Emphasis"><text:span text:style-name="T2">/opt – Software opcional</text:span></text:span></text:p>
      <text:p text:style-name="P2"><text:span text:style-name="Emphasis"><text:span text:style-name="T3">S</text:span></text:span><text:span text:style-name="Emphasis"><text:span text:style-name="T2">e utiliza para instalar/almacenar los archivos de aplicaciones de terceros.</text:span></text:span></text:p>
      <text:p text:style-name="P2"><text:span text:style-name="Emphasis"><text:span text:style-name="T2"/></text:span></text:p>
      <text:p text:style-name="P2"><text:span text:style-name="Emphasis"><text:span text:style-name="T2">/root – El directorio principal de la raíz</text:span></text:span></text:p>
      <text:p text:style-name="P2"><text:span text:style-name="Emphasis"><text:span text:style-name="T2">También existe el directorio /root, que funciona como el directorio principal del usuario root. Así que en lugar de /home/root, el hogar de root se encuentra en /root. No lo confunda con el directorio raíz (/).</text:span></text:span></text:p>
      <text:p text:style-name="P2"><text:span text:style-name="Emphasis"><text:span text:style-name="T2"/></text:span></text:p>
      <text:p text:style-name="P2"><text:span text:style-name="Emphasis"><text:span text:style-name="T2">/media – Punto de montaje para medios extraíbles</text:span></text:span></text:p>
      <text:p text:style-name="P2"><text:span text:style-name="Emphasis"><text:span text:style-name="T2">Cuando conectas un medio extraíble como un disco USB, una tarjeta SD o un DVD, se crea automáticamente un directorio bajo el directorio /media para ellos. Puede acceder al contenido de los medios extraíbles desde este directorio./media – Punto de montaje para medios extraíbles</text:span></text:span></text:p>
      <text:p text:style-name="P2"><text:span text:style-name="Emphasis"><text:span text:style-name="T2"/></text:span></text:p>
      <text:p text:style-name="P2"><text:span text:style-name="Emphasis"><text:span text:style-name="T2">/mnt – Montar directorio</text:span></text:span></text:p>
      <text:p text:style-name="P2"><text:span text:style-name="Emphasis"><text:span text:style-name="T2">Es similar al directorio /media, pero en lugar de montar automáticamente el medio extraíble, mnt es utilizado por los administradores del sistema para montar manualmente un sistema de archivos.</text:span></text:span></text:p>
      <text:p text:style-name="P2"><text:span text:style-name="Emphasis"><text:span text:style-name="T2"/></text:span></text:p>
      <text:p text:style-name="P2"><text:span text:style-name="Emphasis"><text:span text:style-name="T2">/srv – Datos de servicio</text:span></text:span></text:p>
      <text:p text:style-name="P2"><text:span text:style-name="Emphasis"><text:span text:style-name="T2">El directorio /srv contiene los datos de los servicios proporcionados por el sistema. Por ejemplo, si ejecuta un servidor HTTP, es una buena práctica almacenar los datos del sitio web en el directorio /srv.</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5:17:51.679000000</meta:creation-date>
    <dc:date>2024-01-09T15:47:59.915000000</dc:date>
    <meta:editing-duration>PT9M22S</meta:editing-duration>
    <meta:editing-cycles>2</meta:editing-cycles>
    <meta:generator>LibreOffice/7.6.4.1$Windows_X86_64 LibreOffice_project/e19e193f88cd6c0525a17fb7a176ed8e6a3e2aa1</meta:generator>
    <meta:document-statistic meta:table-count="0" meta:image-count="0" meta:object-count="0" meta:page-count="2" meta:paragraph-count="38" meta:word-count="595" meta:character-count="3926" meta:non-whitespace-character-count="3353"/>
  </office:meta>
</office:document-meta>
</file>